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1a5"/>
    </style:style>
    <style:style style:name="P2" style:family="paragraph" style:parent-style-name="Standard">
      <style:text-properties officeooo:rsid="000921a5" officeooo:paragraph-rsid="000921a5"/>
    </style:style>
    <style:style style:name="T1" style:family="text">
      <style:text-properties fo:color="#0000ff" style:font-name="Courier New" fo:font-size="10pt" fo:font-weight="bold" style:font-size-asian="10pt" style:font-weight-asian="bold"/>
    </style:style>
    <style:style style:name="T2" style:family="text">
      <style:text-properties fo:color="#0000ff" style:font-name="Courier New" fo:font-size="10pt" fo:font-weight="normal" style:font-size-asian="10pt" style:font-weight-asian="normal"/>
    </style:style>
    <style:style style:name="T3" style:family="text">
      <style:text-properties fo:color="#000000" style:font-name="Courier New" fo:font-size="10pt" fo:font-weight="normal" style:font-size-asian="10pt" style:font-weight-asian="normal"/>
    </style:style>
    <style:style style:name="T4" style:family="text">
      <style:text-properties fo:color="#008000" style:font-name="Courier New" fo:font-size="10pt" fo:font-weight="normal" style:font-size-asian="10pt" style:font-weight-asian="normal"/>
    </style:style>
    <style:style style:name="T5" style:family="text">
      <style:text-properties fo:color="#800080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uestion 1</text:span></text:p>
      <text:p text:style-name="Standard"><text:span text:style-name="T1"/></text:p>
      <text:p text:style-name="Standard"><text:span text:style-name="T1">SELECT</text:span><text:span text:style-name="T3"> </text:span><text:span text:style-name="T2">*</text:span></text:p>
      <text:p text:style-name="Standard"><text:span text:style-name="T1">FROM</text:span><text:span text:style-name="T3"> </text:span><text:span text:style-name="T4">'villes_france_free'</text:span></text:p>
      <text:p text:style-name="Standard"><text:span text:style-name="T1">ORDER</text:span><text:span text:style-name="T3"> </text:span><text:span text:style-name="T1">BY</text:span><text:span text:style-name="T3"> </text:span><text:span text:style-name="T4">'ville_population_2012'</text:span><text:span text:style-name="T3"> </text:span><text:span text:style-name="T1">DESC</text:span></text:p>
      <text:p text:style-name="Standard"><text:span text:style-name="T1">LIMIT</text:span><text:span text:style-name="T3"> </text:span><text:span text:style-name="T5">10</text:span></text:p>
      <text:p text:style-name="Standard"/>
      <text:p text:style-name="Standard"/>
      <text:p text:style-name="P2"><text:span text:style-name="T1">Question 2</text:span></text:p>
      <text:p text:style-name="P2"><text:span text:style-name="T1"/></text:p>
      <text:p text:style-name="P2"><text:span text:style-name="T1">SELECT</text:span><text:span text:style-name="T3"> </text:span><text:span text:style-name="T2">*</text:span></text:p>
      <text:p text:style-name="Standard"><text:span text:style-name="T1">FROM</text:span><text:span text:style-name="T3"> </text:span><text:span text:style-name="T4">'villes_france_free'</text:span></text:p>
      <text:p text:style-name="Standard"><text:span text:style-name="T1">ORDER</text:span><text:span text:style-name="T3"> </text:span><text:span text:style-name="T1">BY</text:span><text:span text:style-name="T3"> </text:span><text:span text:style-name="T4">'ville_surface'</text:span><text:span text:style-name="T3"> </text:span><text:span text:style-name="T1">ASC</text:span></text:p>
      <text:p text:style-name="Standard"><text:span text:style-name="T1">LIMIT</text:span><text:span text:style-name="T3"> </text:span><text:span text:style-name="T5">50</text:span></text:p>
      <text:p text:style-name="P2"><text:span text:style-name="T1"/></text:p>
      <text:p text:style-name="P2"><text:span text:style-name="T1"/></text:p>
      <text:p text:style-name="P2"><text:span text:style-name="T1">Question 3</text:span></text:p>
      <text:p text:style-name="P2"><text:span text:style-name="T1"/></text:p>
      <text:p text:style-name="P2"><text:span text:style-name="T1">SELECT</text:span><text:span text:style-name="T3"> </text:span><text:span text:style-name="T2">*</text:span></text:p>
      <text:p text:style-name="Standard"><text:span text:style-name="T1">FROM</text:span><text:span text:style-name="T3"> </text:span><text:span text:style-name="T4">'departement'</text:span></text:p>
      <text:p text:style-name="Standard"><text:span text:style-name="T1">WHERE</text:span><text:span text:style-name="T3"> </text:span><text:span text:style-name="T4">'departement_code'</text:span><text:span text:style-name="T3"> </text:span><text:span text:style-name="T1">LIKE</text:span><text:span text:style-name="T3"> </text:span><text:span text:style-name="T4">'97%'</text:span></text:p>
      <text:p text:style-name="P1"><text:span text:style-name="T1"/></text:p>
      <text:p text:style-name="P1"><text:span text:style-name="T1"/></text:p>
      <text:p text:style-name="P2"><text:span text:style-name="T1">Question 4</text:span></text:p>
      <text:p text:style-name="P2"><text:span text:style-name="T1"/></text:p>
      <text:p text:style-name="P2"><text:span text:style-name="T1">SELECT</text:span><text:span text:style-name="T3"> </text:span><text:span text:style-name="T2">*</text:span></text:p>
      <text:p text:style-name="Standard"><text:span text:style-name="T1">FROM</text:span><text:span text:style-name="T3"> </text:span><text:span text:style-name="T4">'villes_france_free'</text:span></text:p>
      <text:p text:style-name="Standard"><text:span text:style-name="T1">ORDER</text:span><text:span text:style-name="T3"> </text:span><text:span text:style-name="T1">BY</text:span><text:span text:style-name="T3"> </text:span><text:span text:style-name="T4">'ville_population_2012'</text:span><text:span text:style-name="T3"> </text:span><text:span text:style-name="T1">DESC</text:span></text:p>
      <text:p text:style-name="Standard"><text:span text:style-name="T1">,,,,,,,,,,,</text:span></text:p>
      <text:p text:style-name="Standard"><text:span text:style-name="T1">LIMIT</text:span><text:span text:style-name="T3"> </text:span><text:span text:style-name="T5">10</text:span></text:p>
      <text:p text:style-name="P1"><text:span text:style-name="T1"/></text:p>
      <text:p text:style-name="P2"><text:span text:style-name="T1">Question 5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Question 6</text:span></text:p>
      <text:p text:style-name="P2"><text:span text:style-name="T1"/></text:p>
      <text:p text:style-name="P2"><text:span text:style-name="T1">Question 7</text:span></text:p>
      <text:p text:style-name="P2"><text:span text:style-name="T1"/></text:p>
      <text:p text:style-name="P2"><text:span text:style-name="T1">Question 8</text:span></text:p>
      <text:p text:style-name="P2"><text:span text:style-name="T1"/></text:p>
      <text:p text:style-name="P2"><text:span text:style-name="T1">Question 9</text:span></text:p>
      <text:p text:style-name="P2"><text:span text:style-name="T1"/></text:p>
      <text:p text:style-name="P2"><text:span text:style-name="T1">Question 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1:40:17.564000000</meta:creation-date>
    <meta:generator>LibreOffice/6.4.0.3$Windows_X86_64 LibreOffice_project/b0a288ab3d2d4774cb44b62f04d5d28733ac6df8</meta:generator>
    <dc:title>Untitled</dc:title>
    <dc:date>2020-10-06T16:26:54.869000000</dc:date>
    <meta:editing-duration>PT32M58S</meta:editing-duration>
    <meta:editing-cycles>3</meta:editing-cycles>
    <meta:document-statistic meta:table-count="0" meta:image-count="0" meta:object-count="0" meta:page-count="1" meta:paragraph-count="26" meta:word-count="59" meta:character-count="398" meta:non-whitespace-character-count="365"/>
  </office:meta>
</office:document-meta>
</file>